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45cm" table:align="center" style:writing-mode="lr-tb"/>
    </style:style>
    <style:style style:name="Tabla1.A" style:family="table-column">
      <style:table-column-properties style:column-width="17.45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0.018cm solid #000000" style:writing-mode="lr-tb"/>
    </style:style>
    <style:style style:name="Tabla1.9" style:family="table-row">
      <style:table-row-properties style:min-row-height="8.848cm" style:keep-together="true" fo:keep-together="auto"/>
    </style:style>
    <style:style style:name="P1" style:family="paragraph" style:parent-style-name="Standard">
      <style:paragraph-properties fo:text-align="center" style:justify-single-word="false"/>
      <style:text-properties fo:language="es" fo:country="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center" style:justify-single-word="false"/>
      <style:text-properties fo:font-size="2pt" fo:language="es" fo:country="ES" fo:font-weight="bold" style:font-size-asian="2pt" style:font-weight-asian="bold" style:font-size-complex="2pt"/>
    </style:style>
    <style:style style:name="P5" style:family="paragraph" style:parent-style-name="Standard">
      <style:paragraph-properties fo:text-align="center" style:justify-single-word="false"/>
      <style:text-properties fo:font-size="16pt" fo:language="es" fo:country="ES" fo:font-weight="bold" style:font-size-asian="16pt" style:font-weight-asian="bold" style:font-size-complex="16pt"/>
    </style:style>
    <style:style style:name="P6" style:family="paragraph" style:parent-style-name="Standard">
      <style:paragraph-properties fo:text-align="center" style:justify-single-word="false"/>
      <style:text-properties fo:font-size="6pt" fo:language="es" fo:country="ES" fo:font-weight="bold" style:font-size-asian="6pt" style:font-weight-asian="bold" style:font-size-complex="6pt"/>
    </style:style>
    <style:style style:name="P7" style:family="paragraph" style:parent-style-name="Standard">
      <style:paragraph-properties fo:text-align="center" style:justify-single-word="false"/>
      <style:text-properties fo:font-size="10pt" fo:font-weight="bold" style:font-size-asian="10pt" style:font-weight-asian="bold" style:font-size-complex="10pt"/>
    </style:style>
    <style:style style:name="P8" style:family="paragraph" style:parent-style-name="Standard">
      <style:paragraph-properties fo:text-align="center" style:justify-single-word="false"/>
      <style:text-properties style:font-name="Verdana" fo:font-size="10pt" fo:font-weight="bold" style:font-size-asian="10pt" style:font-weight-asian="bold" style:font-size-complex="10pt"/>
    </style:style>
    <style:style style:name="P9" style:family="paragraph" style:parent-style-name="Standard">
      <style:text-properties style:font-name="Verdana" fo:font-size="10pt" fo:language="es" fo:country="ES" fo:font-weight="bold" style:font-size-asian="10pt" style:font-weight-asian="bold" style:font-size-complex="10pt"/>
    </style:style>
    <style:style style:name="P10" style:family="paragraph" style:parent-style-name="Standard">
      <style:paragraph-properties fo:text-align="center" style:justify-single-word="false"/>
      <style:text-properties style:font-name="Verdana" fo:font-size="10pt" fo:language="es" fo:country="ES" fo:font-weight="bold" style:font-size-asian="10pt" style:font-weight-asian="bold" style:font-size-complex="10pt"/>
    </style:style>
    <style:style style:name="P11" style:family="paragraph" style:parent-style-name="Standard">
      <style:paragraph-properties fo:text-align="center" style:justify-single-word="false" style:snap-to-layout-grid="false"/>
      <style:text-properties style:font-name="Verdana" fo:font-size="10pt" fo:language="es" fo:country="ES" fo:font-weight="bold" style:font-size-asian="10pt" style:font-weight-asian="bold" style:font-size-complex="10pt"/>
    </style:style>
    <style:style style:name="P12" style:family="paragraph" style:parent-style-name="Standard">
      <style:paragraph-properties style:snap-to-layout-grid="false"/>
      <style:text-properties style:font-name="Verdana" fo:font-size="10pt" fo:language="es" fo:country="ES" fo:font-weight="bold" style:font-size-asian="10pt" style:font-weight-asian="bold" style:font-size-complex="10pt"/>
    </style:style>
    <style:style style:name="P13" style:family="paragraph" style:parent-style-name="Standard">
      <style:paragraph-properties fo:text-align="justify" style:justify-single-word="false"/>
      <style:text-properties style:font-name="Verdana" fo:font-size="10pt" fo:language="es" fo:country="ES" fo:font-weight="bold" style:font-size-asian="10pt" style:font-weight-asian="bold" style:font-size-complex="10pt"/>
    </style:style>
    <style:style style:name="P14" style:family="paragraph" style:parent-style-name="Standard">
      <style:text-properties style:font-name="Verdana" fo:font-size="10pt" fo:language="es" fo:country="ES" style:font-size-asian="10pt" style:font-size-complex="10pt"/>
    </style:style>
    <style:style style:name="P15" style:family="paragraph" style:parent-style-name="Standard">
      <style:paragraph-properties fo:text-align="justify" style:justify-single-word="false"/>
      <style:text-properties style:font-name="Verdana" fo:font-size="10pt" fo:language="es" fo:country="ES" style:font-size-asian="10pt" style:font-size-complex="10pt"/>
    </style:style>
    <style:style style:name="P16" style:family="paragraph" style:parent-style-name="Standard">
      <style:paragraph-properties fo:text-align="center" style:justify-single-word="false"/>
      <style:text-properties style:font-name="Verdana" fo:font-size="4pt" fo:language="es" fo:country="ES" fo:font-weight="bold" style:font-size-asian="4pt" style:font-weight-asian="bold" style:font-size-complex="4pt"/>
    </style:style>
    <style:style style:name="P17" style:family="paragraph" style:parent-style-name="Standard">
      <style:paragraph-properties fo:text-align="justify" style:justify-single-word="false"/>
      <style:text-properties style:font-name="Verdana" fo:font-size="4pt" fo:language="es" fo:country="ES" style:font-size-asian="4pt" style:font-size-complex="4pt"/>
    </style:style>
    <style:style style:name="P18" style:family="paragraph" style:parent-style-name="Standard">
      <style:text-properties style:font-name="Verdana" fo:font-size="3pt" fo:language="es" fo:country="ES" style:font-size-asian="3pt" style:font-size-complex="3pt"/>
    </style:style>
    <style:style style:name="P19" style:family="paragraph" style:parent-style-name="Standard">
      <style:text-properties style:font-name="Verdana" fo:font-size="8pt" fo:language="es" fo:country="ES" style:font-size-asian="8pt" style:font-size-complex="8pt"/>
    </style:style>
    <style:style style:name="P20" style:family="paragraph" style:parent-style-name="Standard">
      <style:paragraph-properties fo:text-align="justify" style:justify-single-word="false"/>
      <style:text-properties style:font-name="Verdana" fo:font-size="8pt" fo:language="es" fo:country="ES" style:font-size-asian="8pt" style:font-size-complex="8pt"/>
    </style:style>
    <style:style style:name="P21" style:family="paragraph" style:parent-style-name="Standard">
      <style:paragraph-properties style:snap-to-layout-grid="false"/>
    </style:style>
    <style:style style:name="P22" style:family="paragraph" style:parent-style-name="Standard">
      <style:paragraph-properties fo:text-align="justify" style:justify-single-word="false"/>
    </style:style>
    <style:style style:name="P23" style:family="paragraph" style:parent-style-name="Standard">
      <style:paragraph-properties fo:margin-left="1.741cm" fo:margin-right="0cm" fo:text-align="justify" style:justify-single-word="false" fo:text-indent="-1.741cm" style:auto-text-indent="false" style:snap-to-layout-grid="false"/>
    </style:style>
    <style:style style:name="P24" style:family="paragraph" style:parent-style-name="Standard">
      <style:paragraph-properties fo:margin-left="4.154cm" fo:margin-right="0cm" fo:text-align="justify" style:justify-single-word="false" fo:text-indent="-4.122cm" style:auto-text-indent="false" style:snap-to-layout-grid="false"/>
    </style:style>
    <style:style style:name="P25" style:family="paragraph" style:parent-style-name="Standard" style:master-page-name="Standard">
      <style:paragraph-properties style:page-number="auto"/>
      <style:text-properties fo:language="es" fo:country="ES"/>
    </style:style>
    <style:style style:name="P26" style:family="paragraph" style:parent-style-name="Standard">
      <style:paragraph-properties fo:text-align="justify" style:justify-single-word="false"/>
    </style:style>
    <style:style style:name="P27" style:family="paragraph" style:parent-style-name="Standard">
      <style:text-properties style:font-name="Verdana" fo:font-size="8pt" fo:language="es" fo:country="ES" style:font-size-asian="8pt" style:font-size-complex="8pt"/>
    </style:style>
    <style:style style:name="P28" style:family="paragraph" style:parent-style-name="Standard">
      <style:text-properties style:font-name="Verdana" fo:font-size="10pt" fo:language="es" fo:country="ES" style:font-size-asian="10pt" style:font-size-complex="10pt"/>
    </style:style>
    <style:style style:name="T1" style:family="text">
      <style:text-properties style:font-name="Verdana" fo:font-size="10pt" style:font-size-asian="10pt" style:font-name-complex="Arial" style:font-size-complex="10pt" style:font-weight-complex="bold"/>
    </style:style>
    <style:style style:name="T2" style:family="text">
      <style:text-properties style:font-name="Verdana" fo:font-size="10pt" fo:language="es" fo:country="ES" style:font-size-asian="10pt" style:font-size-complex="10pt"/>
    </style:style>
    <style:style style:name="T3" style:family="text">
      <style:text-properties style:font-name="Verdana" fo:font-size="10pt" fo:language="es" fo:country="ES" style:font-size-asian="10pt" style:font-name-complex="Arial" style:font-size-complex="10pt" style:font-weight-complex="bold"/>
    </style:style>
    <style:style style:name="T4" style:family="text">
      <style:text-properties style:font-name="Verdana" fo:font-size="10pt" fo:language="es" fo:country="ES" fo:font-weight="bold" style:font-size-asian="10pt" style:font-weight-asian="bold" style:font-size-complex="10pt"/>
    </style:style>
    <style:style style:name="T5" style:family="text">
      <style:text-properties style:font-name="Verdana" fo:font-size="10pt" fo:language="es" fo:country="ES" fo:font-style="italic" fo:font-weight="bold" style:font-size-asian="10pt" style:font-style-asian="italic" style:font-weight-asian="bold" style:font-size-complex="10pt"/>
    </style:style>
    <style:style style:name="T6" style:family="text">
      <style:text-properties style:font-name="Verdana" fo:font-size="4pt" fo:language="es" fo:country="ES" fo:font-weight="bold" style:font-size-asian="4pt" style:font-weight-asian="bold" style:font-size-complex="4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9cm" fo:border="0.018cm solid #000000">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IRECCIÓN DE INVESTIGACIÓN CIENTIFICA Y TECNOLOGICA</text:p>
      <text:p text:style-name="P4"/>
      <text:p text:style-name="P5">FICHA DOCUMENTAL </text:p>
      <text:p text:style-name="P1">TRABAJOS PARA OBTENER GRADO ACADEMICO</text:p>
      <table:table table:name="Tabla1" table:style-name="Tabla1">
        <table:table-column table:style-name="Tabla1.A"/>
        <table:table-row table:style-name="Tabla1.1">
          <table:table-cell table:style-name="Tabla1.A1" office:value-type="string">
            <text:p text:style-name="P11"><draw:frame draw:style-name="fr1" draw:name="Marco1" text:anchor-type="char" svg:x="15.311cm" svg:y="0.33cm" svg:width="0.624cm" svg:height="0.524cm" draw:z-index="1"><draw:text-box><text:p text:style-name="P7"/></draw:text-box></draw:frame><draw:frame draw:style-name="fr1" draw:name="Marco2" text:anchor-type="char" svg:x="4.854cm" svg:y="0.33cm" svg:width="0.624cm" svg:height="0.524cm" draw:z-index="0"><draw:text-box><text:p text:style-name="P8">√</text:p></draw:text-box></draw:frame>GRADO</text:p>
            <text:p text:style-name="P2"><text:span text:style-name="T2">LICENCIATURA <text:s text:c="15"/></text:span><text:span text:style-name="T2"><text:s text:c="40"/>TÉCNICO SUPERIOR</text:span></text:p>
            <text:p text:style-name="P10">TIPO DE TRABAJO</text:p>
            <text:p text:style-name="P16"><draw:frame draw:style-name="fr1" draw:name="Marco3" text:anchor-type="char" svg:x="15.704cm" svg:y="0.4cm" svg:width="0.624cm" svg:height="0.524cm" draw:z-index="5"><draw:text-box><text:p text:style-name="P7"/></draw:text-box></draw:frame><draw:frame draw:style-name="fr1" draw:name="Marco4" text:anchor-type="char" svg:x="11.792cm" svg:y="0.395cm" svg:width="0.624cm" svg:height="0.524cm" draw:z-index="4"><draw:text-box><text:p text:style-name="P7"/></draw:text-box></draw:frame><draw:frame draw:style-name="fr1" draw:name="Marco5" text:anchor-type="char" svg:x="6.664cm" svg:y="0.395cm" svg:width="0.624cm" svg:height="0.524cm" draw:z-index="3"><draw:text-box><text:p text:style-name="P8">√</text:p></draw:text-box></draw:frame><draw:frame draw:style-name="fr1" draw:name="Marco6" text:anchor-type="char" svg:x="1.235cm" svg:y="0.395cm" svg:width="0.624cm" svg:height="0.524cm" draw:z-index="2"><draw:text-box><text:p text:style-name="P7"/></draw:text-box></draw:frame> <text:s text:c="4"/></text:p>
            <text:p text:style-name="Standard"><text:span text:style-name="T2">TESIS <text:s text:c="9"/></text:span><text:span text:style-name="T2"><text:s text:c="2"/>PROYECTO DE GRADO <text:s text:c="11"/>TRABAJO DIRIGIDO <text:s text:c="10"/>ADSCRIPCIÓN</text:span></text:p>
            <text:p text:style-name="P18"/>
            <text:p text:style-name="Standard"><text:span text:style-name="T4">MODALIDAD DE TRABAJO:</text:span><text:span text:style-name="T2"> </text:span><text:span text:style-name="T4"><text:s/></text:span><text:span text:style-name="T2">Proyecto de Grado</text:span></text:p>
          </table:table-cell>
        </table:table-row>
        <table:table-row table:style-name="Tabla1.1">
          <table:table-cell table:style-name="Tabla1.A1" office:value-type="string">
            <text:p text:style-name="P21"><text:span text:style-name="T4">FACULTAD</text:span><text:span text:style-name="T4">:</text:span><text:span text:style-name="T2"> Ciencias y Tecnología</text:span></text:p>
          </table:table-cell>
        </table:table-row>
        <table:table-row table:style-name="Tabla1.1">
          <table:table-cell table:style-name="Tabla1.A1" office:value-type="string">
            <text:p text:style-name="P21"><text:span text:style-name="T4">CARRERA:</text:span><text:span text:style-name="T2"> Licenciatura en Ingeniería de Sistemas</text:span></text:p>
          </table:table-cell>
        </table:table-row>
        <table:table-row table:style-name="Tabla1.1">
          <table:table-cell table:style-name="Tabla1.A1" office:value-type="string">
            <text:p text:style-name="P21"><text:span text:style-name="T4">MENCIÓN:</text:span><text:span text:style-name="T2"> </text:span></text:p>
          </table:table-cell>
        </table:table-row>
        <table:table-row table:style-name="Tabla1.1">
          <table:table-cell table:style-name="Tabla1.A1" office:value-type="string">
            <text:p text:style-name="P21"><text:span text:style-name="T4"><text:s text:c="21"/></text:span><text:span text:style-name="T4"><text:s text:c="3"/></text:span><text:span text:style-name="T5">AP. PATERNO <text:s text:c="18"/>AP. MATERNO <text:s text:c="23"/>NOMBRES</text:span></text:p>
          </table:table-cell>
        </table:table-row>
        <table:table-row table:style-name="Tabla1.1">
          <table:table-cell table:style-name="Tabla1.A1" office:value-type="string">
            <text:p text:style-name="P21"><text:span text:style-name="T4">AUTOR(ES):</text:span><text:span text:style-name="T2"> <text:s text:c="4"/>Inturias <text:s text:c="33"/>Rojas <text:s text:c="31"/>Gary</text:span></text:p>
          </table:table-cell>
        </table:table-row>
        <table:table-row table:style-name="Tabla1.1">
          <table:table-cell table:style-name="Tabla1.A1" office:value-type="string">
            <text:p text:style-name="P21"><text:span text:style-name="T4">TUTOR(ES):</text:span><text:span text:style-name="T2"> Lic. Boris Marcelo Calancha Navia</text:span></text:p>
            <text:p text:style-name="Standard"><text:span text:style-name="T4">ASESOR(ES):</text:span><text:span text:style-name="T2"> </text:span></text:p>
          </table:table-cell>
        </table:table-row>
        <table:table-row table:style-name="Tabla1.1">
          <table:table-cell table:style-name="Tabla1.A1" office:value-type="string">
            <text:p text:style-name="P23"><text:span text:style-name="T4">TITULO:</text:span><text:span text:style-name="T2"> “SISTEMA WEB MICROBLOG PARA NOTIFICACIÓN DE ACCIONES APLICADAS EN REPOSITORIOS LOCALES DE DESARROLLO DE PROYECTOS DE SOFTWARE VERSIONADOS CON GIT”.</text:span></text:p>
          </table:table-cell>
        </table:table-row>
        <table:table-row table:style-name="Tabla1.9">
          <table:table-cell table:style-name="Tabla1.A1" office:value-type="string">
            <text:p text:style-name="P12">RESUMEN:</text:p>
            <text:p text:style-name="P13">Objetivo general</text:p>
            <text:p text:style-name="P15">Desarrollar un sistema Web microblog para notificación de acciones aplicadas en repositorios locales de desarrollo de proyectos de software versionados con GIT.</text:p>
            <text:p text:style-name="P13">Objetivos específicos</text:p>
            <text:p text:style-name="P15">1) Elegir herramientas que aporten al desarrollo del sistema. 2) Analizar herramientas que faciliten la integración del sistema de control de versiones GIT con aplicaciones Web. 3) Realizar un asistente de configuración, para la comunicación de repositorios con el sistema Web(lado cliente). 4) Desarrollar el sistema web microblog, que permita registrar las acciones realizadas(commit) por los desarrolladores en los repositorios locales(lado servidor). </text:p>
            <text:p text:style-name="P22"><text:span text:style-name="T4">La metodología </text:span><text:span text:style-name="T2">empleada para la elaboración de este proyecto es SCRUM, una metodología ágil, toma en cuenta la situación cambiante de los requisitos del cliente, así también minimiza la necesidad de la documentación. </text:span></text:p>
            <text:p text:style-name="P22"><text:span text:style-name="T4">Los resultados</text:span><text:span text:style-name="T2"> son: dotar a las empresas que se dedican al desarrollo de software una herramienta clave de mejora continua de la productividad, para la función de producción, a través del mejoramiento de la comunicación entre los participantes de los equipos de <text:s/>desarrollo, contribuyendo a eliminar las debilidades y afianzar las fortalezas de la organización.</text:span></text:p>
            <text:p text:style-name="P13">Conclusiones </text:p>
            <text:p text:style-name="P22"><text:span text:style-name="T2">1) Se realizaron pruebas de diferentes formas de implementación para la API del sistema web microblog, optando por usar xml-rpc por la sencilles que presenta. 2)</text:span><text:span text:style-name="T3"> El sistema web microblog desarrollado con el framework django es extensible debido a su desarrollo modular en las aplicaciones, asi poder realizar una aplicación mas robusta y con mucha mas funcionalidad</text:span><text:span text:style-name="T2">.</text:span></text:p>
            <text:p text:style-name="P13">Recomendaciones</text:p>
            <text:p text:style-name="P22"><text:span text:style-name="T2">1) Dar continuidad al desarrollo del sistema microblog, ya que el sistema de control de versiones GIT presenta un gran numero de ganchos disponibles. 2)</text:span><text:span text:style-name="T3"> para la utilización del programa cliente, se recomienda sistemas basados en Linux o MacOs</text:span><text:span text:style-name="T2">. 3) Implementar mas seguridad en la autentificacion de los usuarios desde el lado cliente hacia el sistema web microblog.</text:span></text:p>
          </table:table-cell>
        </table:table-row>
        <table:table-row table:style-name="Tabla1.1">
          <table:table-cell table:style-name="Tabla1.A1" office:value-type="string">
            <text:p text:style-name="P24"><text:span text:style-name="T4">PALABRAS CLAVES:</text:span><text:span text:style-name="T2"> Sistema de control de versiones, Repositorios, GIT, framework DJANGO, herramienta para el desarrollo de software, microblog.</text:span></text:p>
          </table:table-cell>
        </table:table-row>
        <table:table-row table:style-name="Tabla1.1">
          <table:table-cell table:style-name="Tabla1.A1" office:value-type="string">
            <text:p text:style-name="P21"><text:span text:style-name="T4">FECHA DE DEFENSA:</text:span><text:span text:style-name="T2"> 21 de Diciembre de 2009 <text:s text:c="19"/></text:span><text:span text:style-name="T4">Nº DE PAGINAS:</text:span><text:span text:style-name="T2"> 121</text:span></text:p>
          </table:table-cell>
        </table:table-row>
        <table:table-row table:style-name="Tabla1.1">
          <table:table-cell table:style-name="Tabla1.A1" office:value-type="string">
            <text:p text:style-name="P21"><text:span text:style-name="T2">PARA SER LLEN</text:span><text:span text:style-name="T2">ADO POR LA BIBLIOTECA FACULTATIVA</text:span></text:p>
            <text:p text:style-name="Standard"><text:span text:style-name="T2"><text:s text:c="3"/></text:span><text:span text:style-name="T4">CÓDIGO DE BIBLIOTECA: <text:s text:c="18"/>SIGNATURA TOPOGRÁFICA:</text:span></text:p>
          </table:table-cell>
        </table:table-row>
      </table:table>
      <text:p text:style-name="P14"/>
      <text:p text:style-name="P14"/>
      <text:p text:style-name="P10">TESISTAS<text:tab/><text:tab/><text:tab/>TUTOR<text:tab/><text:tab/><text:tab/>BIBLIOTECARIO</text:p>
      <text:p text:style-name="P17"/>
      <text:p text:style-name="P20">ELABORADO EN LA DIRECCIÓN DE INVESTIGACIÓN CIENTÍFICA Y TECNOLOGICA UMSS VICE RECTORADO.</text:p>
      <text:p text:style-name="P19">Para distribución gratuita y autorizada su reproducción fotostátic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BO"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BO"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St1z0" style:family="text">
      <style:text-properties style:font-name="Symbol"/>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3cm" fo:margin-bottom="1.3cm" fo:margin-left="2.501cm" fo:margin-right="1.501cm" style:writing-mode="lr-tb" style:layout-grid-color="#c0c0c0" style:layout-grid-lines="14" style:layout-grid-base-height="1.729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FICHA DOCUMENTAL</dc:title>
    <meta:initial-creator>LUIS</meta:initial-creator>
    <meta:creation-date>2006-06-01T10:37:00</meta:creation-date>
    <dc:date>2009-11-23T23:06:42</dc:date>
    <meta:print-date>2006-06-01T16:16:00</meta:print-date>
    <meta:editing-cycles>18</meta:editing-cycles>
    <meta:editing-duration>PT01H28M37S</meta:editing-duration>
    <meta:generator>OpenOffice.org/3.0$Linux OpenOffice.org_project/300m15$Build-9379</meta:generator>
    <meta:document-statistic meta:table-count="1" meta:image-count="0" meta:object-count="0" meta:page-count="1" meta:paragraph-count="37" meta:word-count="443" meta:character-count="3347"/>
  </office:meta>
</office:document-meta>
</file>